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5.715cm" svg:x="1.762cm" svg:y="1.889cm">
          <text:p text:style-name="P1">History Quiz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2.286cm" svg:x="7.35cm" svg:y="10.525cm">
          <text:p text:style-name="P1">Start Button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5.621cm" svg:height="3.175cm" svg:x="2.778cm" svg:y="1.762cm">
          <text:p text:style-name="P1">Question Form (Question goes here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097cm" svg:height="11.049cm" svg:x="3.667cm" svg:y="12.938cm">
          <text:p text:style-name="P1">Answers go here in bullet points</text:p>
          <text:p text:style-name="P1">(4 answers multiple choice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732cm" svg:height="5.207cm" svg:x="3.286cm" svg:y="6.08cm">
          <text:p text:style-name="P1">Image of historical person or ev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06cm" svg:height="2.413cm" svg:x="6.08cm" svg:y="24.876cm">
          <text:p text:style-name="P1">Submit Butt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4.351cm" svg:height="3.937cm" svg:x="3.794cm" svg:y="1.762cm">
          <text:p text:style-name="P1">Answer P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827cm" svg:height="9.906cm" draw:transform="skewX (-0.000698131700797732) translate (4.93cm 5.953cm)">
          <text:p text:style-name="P1">Display correct answ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827cm" svg:height="7.239cm" svg:x="4.937cm" svg:y="16.367cm">
          <text:p text:style-name="P1">Display incorrect answ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7cm" svg:height="1.778cm" svg:x="7.223cm" svg:y="26.019cm">
          <text:p text:style-name="P1">Next Question Butt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1.524cm" svg:x="6.842cm" svg:y="23.987cm">
          <text:p text:style-name="P1">Show answers correct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" draw:text-style-name="P2" draw:layer="Layout" svg:width="14.859cm" svg:height="3.556cm" svg:x="3.413cm" svg:y="1.762cm">
          <text:p text:style-name="P2">Last Pag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843cm" svg:height="5.461cm" svg:x="3.921cm" svg:y="6.969cm">
          <text:p text:style-name="P2">Tally Scor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446cm" svg:height="5.207cm" svg:x="4.175cm" svg:y="13.954cm">
          <text:p text:style-name="P2">Restart Butt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21:31:09.053007290</meta:creation-date>
    <dc:date>2016-07-12T21:38:37.683273215</dc:date>
    <meta:editing-duration>P0D</meta:editing-duration>
    <meta:editing-cycles>1</meta:editing-cycles>
    <meta:document-statistic meta:object-count="14"/>
    <meta:generator>LibreOffice/4.2.8.2$Linux_X86_64 LibreOffice_project/420m0$Build-2</meta:generator>
  </office:meta>
</office:document-meta>
</file>